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c85" officeooo:paragraph-rsid="0010a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stage </text:p>
      <text:p text:style-name="P1"/>
      <text:p text:style-name="P1">Aurélien Navarro </text:p>
      <text:p text:style-name="P1"/>
      <text:p text:style-name="P1">Eco &amp; Sols</text:p>
      <text:p text:style-name="P1">INRAe</text:p>
      <text:p text:style-name="P1"/>
      <text:p text:style-name="P1">Université de Bordeaux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16:16:21.819000000</meta:creation-date>
    <dc:date>2023-05-24T16:17:18.332000000</dc:date>
    <meta:editing-duration>PT1M5S</meta:editing-duration>
    <meta:editing-cycles>1</meta:editing-cycles>
    <meta:document-statistic meta:table-count="0" meta:image-count="0" meta:object-count="0" meta:page-count="1" meta:paragraph-count="5" meta:word-count="12" meta:character-count="72" meta:non-whitespace-character-count="62"/>
    <meta:generator>LibreOffice/7.5.2.2$Windows_X86_64 LibreOffice_project/53bb9681a964705cf672590721dbc85eb4d0c3a2</meta:generator>
  </office:meta>
</office:document-meta>
</file>